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Initializer.ModelInitializer( ControllerMethodResolver methodResolver ,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Initializer.isAsyncVoidType( ResolvableType type , @ Nullable ReactiveAdapter adap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Initializer.handleResult( HandlerResult handlerResult , BindingContext binding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Initializer.getNameForParameter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Initializer.findModelAttributes( HandlerMethod handlerMethod , SessionAttributesHandler sessionAttributes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Initializer.initModel( HandlerMethod handlerMethod , InitBinderBindingContext bindingContext ,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odelInitializer.invokeModelAttributeMethods( BindingContext bindingContext , List &lt; InvocableHandlerMethod &gt; modelMethods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Initializer.getAttributeName( Method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